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3c04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1bc8e5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75752272" text:id="ct10610287575227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3781584" text:id="ct1061028737815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3782416" text:id="ct1061028737824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52064" text:id="ct10610287575206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50816" text:id="ct1061028757508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52272"/><text:change-start text:change-id="ct106102873781584"/>Adopt<text:change-end text:change-id="ct106102873781584"/>ed<text:change-start text:change-id="ct106102873782416"/> as a <text:change-end text:change-id="ct106102873782416"/>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75752064"/><text:change-start text:change-id="ct106102875750816"/>Version History<text:change-end text:change-id="ct1061028757508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3c04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0:11.028630123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0.3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38S</meta:editing-duration>
    <meta:generator>LibreOffice/4.4.0.3$MacOSX_X86_64 LibreOffice_project/de093506bcdc5fafd9023ee680b8c60e3e0645d7</meta:generator>
    <dc:date>2015-02-24T17:30:10.930083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5" meta:non-whitespace-character-count="395"/>
  </office:meta>
</office:document-meta>
</file>